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1016" officeooo:paragraph-rsid="00161016" style:font-weight-asian="bold" style:font-weight-complex="bold"/>
    </style:style>
    <style:style style:name="P2" style:family="paragraph" style:parent-style-name="Standard">
      <style:text-properties fo:font-weight="bold" officeooo:rsid="0017d4f5" officeooo:paragraph-rsid="0017d4f5" style:font-weight-asian="bold" style:font-weight-complex="bold"/>
    </style:style>
    <style:style style:name="P3" style:family="paragraph" style:parent-style-name="Standard">
      <style:text-properties fo:font-weight="bold" officeooo:rsid="001a9959" officeooo:paragraph-rsid="001a9959" style:font-weight-asian="bold" style:font-weight-complex="bold"/>
    </style:style>
    <style:style style:name="P4" style:family="paragraph" style:parent-style-name="Standard">
      <style:text-properties fo:font-weight="normal" officeooo:rsid="00161016" officeooo:paragraph-rsid="00161016" style:font-weight-asian="normal" style:font-weight-complex="normal"/>
    </style:style>
    <style:style style:name="P5" style:family="paragraph" style:parent-style-name="Standard">
      <style:text-properties fo:font-weight="normal" officeooo:rsid="001700cd" officeooo:paragraph-rsid="001700cd" style:font-weight-asian="normal" style:font-weight-complex="normal"/>
    </style:style>
    <style:style style:name="P6" style:family="paragraph" style:parent-style-name="Standard">
      <style:text-properties fo:font-weight="normal" officeooo:rsid="0017d4f5" officeooo:paragraph-rsid="0017d4f5" style:font-weight-asian="normal" style:font-weight-complex="normal"/>
    </style:style>
    <style:style style:name="P7" style:family="paragraph" style:parent-style-name="Standard">
      <style:text-properties fo:font-weight="normal" officeooo:paragraph-rsid="001a995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6a02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9959" style:font-weight-asian="bold" style:font-weight-complex="bold"/>
    </style:style>
    <style:style style:name="T5" style:family="text">
      <style:text-properties officeooo:rsid="0019ab4a"/>
    </style:style>
    <style:style style:name="T6" style:family="text">
      <style:text-properties officeooo:rsid="001a99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NS</text:p>
      <text:p text:style-name="P1"/>
      <text:p text:style-name="P1">SNS = <text:span text:style-name="T1">Simple Notification Service</text:span></text:p>
      <text:p text:style-name="P1"/>
      <text:p text:style-name="P4">is a webservice that makes it easy to set up, operate, and send notifications from the cloud.</text:p>
      <text:p text:style-name="P4"/>
      <text:p text:style-name="P4">It provides developers with a highly scalable, flexible, and cost-effective capability to publish messages from an application and immediatly deliver them to subscribers <text:span text:style-name="T2">or </text:span>other applications.</text:p>
      <text:p text:style-name="P4"/>
      <text:p text:style-name="P4"/>
      <text:p text:style-name="P5"><text:span text:style-name="T3">Push notifications </text:span>to Apple, Google, Fire OS, and Windows devices, as wess as Android devices in China with Baidu Cloud Push</text:p>
      <text:p text:style-name="P5"/>
      <text:p text:style-name="P5"/>
      <text:p text:style-name="P5"/>
      <text:p text:style-name="P6">Besides pushing cloud notifications directly to mobile devices, Amazon SNS can also deliver notifications by SMS text message or email to SQS-queues or to any HTTP endpoint.</text:p>
      <text:p text:style-name="P6"/>
      <text:p text:style-name="P6"/>
      <text:p text:style-name="P2">Topic</text:p>
      <text:p text:style-name="P6">SNS allows you to group multiple recipients using topics. A topic is an „access point“ for allowing recipients to dynamically subscribe for identical copies of the same notification.</text:p>
      <text:p text:style-name="P6"/>
      <text:p text:style-name="P6"/>
      <text:p text:style-name="P2">SNS Availability</text:p>
      <text:p text:style-name="P6"/>
      <text:p text:style-name="P6">To prevent messages from being lost, all messages published to SNS are stored redundantly across multiple availability zones.</text:p>
      <text:p text:style-name="P6"/>
      <text:p text:style-name="P2">SNS Benefits</text:p>
      <text:p text:style-name="P6">- Instantaneous, push-based delivery (no polling)</text:p>
      <text:p text:style-name="P6">- <text:span text:style-name="T5">Simple APIs and easy integration with applications</text:span></text:p>
      <text:p text:style-name="P6">- <text:span text:style-name="T5">Flexible messsage delivery over multiple transport protocols</text:span></text:p>
      <text:p text:style-name="P6">- <text:span text:style-name="T5">Inexpensive, pay-as-you-go model with no up-front costs</text:span></text:p>
      <text:p text:style-name="P6">- <text:span text:style-name="T5">web based aws management console offers the simplicity of a point-and-klick interface</text:span></text:p>
      <text:p text:style-name="P6"/>
      <text:p text:style-name="P3">SNS vs SQS</text:p>
      <text:p text:style-name="P7"><text:span text:style-name="T6">- Both Messaging Services in AWS</text:span></text:p>
      <text:p text:style-name="P7"><text:span text:style-name="T6">- SNS – Push</text:span></text:p>
      <text:p text:style-name="P7">- <text:span text:style-name="T6">SQS – Polls (Pulls)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16T21:20:24.867000000</meta:creation-date>
    <dc:date>2021-06-16T21:37:27.645000000</dc:date>
    <meta:editing-duration>PT17M</meta:editing-duration>
    <meta:editing-cycles>7</meta:editing-cycles>
    <meta:generator>LibreOffice/6.4.0.3$Windows_X86_64 LibreOffice_project/b0a288ab3d2d4774cb44b62f04d5d28733ac6df8</meta:generator>
    <meta:print-date>2021-06-16T21:37:21.498000000</meta:print-date>
    <meta:document-statistic meta:table-count="0" meta:image-count="0" meta:object-count="0" meta:page-count="1" meta:paragraph-count="20" meta:word-count="207" meta:character-count="1340" meta:non-whitespace-character-count="1151"/>
  </office:meta>
</office:document-meta>
</file>